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5021in" fo:margin-left="0.0785in" table:align="left" style:writing-mode="lr-tb"/>
    </style:style>
    <style:style style:name="Table2.A" style:family="table-column">
      <style:table-column-properties style:column-width="0.5833in"/>
    </style:style>
    <style:style style:name="Table2.B" style:family="table-column">
      <style:table-column-properties style:column-width="2.3563in"/>
    </style:style>
    <style:style style:name="Table2.C" style:family="table-column">
      <style:table-column-properties style:column-width="1.6208in"/>
    </style:style>
    <style:style style:name="Table2.D" style:family="table-column">
      <style:table-column-properties style:column-width="1.9417in"/>
    </style:style>
    <style:style style:name="Table2.1" style:family="table-row">
      <style:table-row-properties style:min-row-height="0.366in" fo:keep-together="auto"/>
    </style:style>
    <style:style style:name="Table2.A1" style:family="table-cell">
      <style:table-cell-properties style:vertical-align="top" fo:padding="0in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style:vertical-align="top" fo:padding="0in" fo:border="0.25pt solid #000000" style:writing-mode="lr-tb"/>
    </style:style>
    <style:style style:name="Table2.2" style:family="table-row">
      <style:table-row-properties style:min-row-height="1.2194in" fo:keep-together="auto"/>
    </style:style>
    <style:style style:name="Table2.3" style:family="table-row">
      <style:table-row-properties style:min-row-height="0.9368in" fo:keep-together="auto"/>
    </style:style>
    <style:style style:name="Table2.4" style:family="table-row">
      <style:table-row-properties style:min-row-height="1.2229in" fo:keep-together="auto"/>
    </style:style>
    <style:style style:name="Table2.A5" style:family="table-cell">
      <style:table-cell-properties style:vertical-align="top" fo:padding="0in" fo:border-left="0.25pt solid #000000" fo:border-right="none" fo:border-top="none" fo:border-bottom="0.25pt solid #000000" style:writing-mode="lr-tb"/>
    </style:style>
    <style:style style:name="Table2.D5" style:family="table-cell">
      <style:table-cell-properties style:vertical-align="top" fo:padding="0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039293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0.139in"/>
      <style:text-properties fo:font-size="14pt" style:font-size-asian="14pt" style:font-size-complex="14pt"/>
    </style:style>
    <style:style style:name="P11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orphans="0" fo:widows="0" style:text-autospace="none"/>
      <style:text-properties fo:font-size="14pt" officeooo:paragraph-rsid="000a8dbf" style:font-size-asian="14pt" style:font-size-complex="14pt"/>
    </style:style>
    <style:style style:name="P15" style:family="paragraph" style:parent-style-name="Standard">
      <style:text-properties fo:font-size="14pt" officeooo:paragraph-rsid="000a8dbf" style:font-size-asian="14pt" style:font-size-complex="14pt"/>
    </style:style>
    <style:style style:name="P16" style:family="paragraph" style:parent-style-name="Standard">
      <style:paragraph-properties fo:orphans="0" fo:widows="0" style:text-autospace="none"/>
      <style:text-properties fo:font-size="14pt" officeooo:rsid="001edb00" officeooo:paragraph-rsid="001edb00" style:font-size-asian="14pt" style:font-size-complex="14pt"/>
    </style:style>
    <style:style style:name="P17" style:family="paragraph" style:parent-style-name="Standard">
      <style:paragraph-properties fo:orphans="0" fo:widows="0" style:text-autospace="none"/>
      <style:text-properties fo:font-size="14pt" officeooo:rsid="004a66ed" officeooo:paragraph-rsid="004a66ed" style:font-size-asian="14pt" style:font-size-complex="14pt"/>
    </style:style>
    <style:style style:name="P18" style:family="paragraph" style:parent-style-name="Standard">
      <style:paragraph-properties fo:orphans="0" fo:widows="0" style:text-autospace="none"/>
      <style:text-properties fo:font-size="14pt" officeooo:rsid="004aec2f" officeooo:paragraph-rsid="004aec2f" style:font-size-asian="14pt" style:font-size-complex="14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Courier New" fo:font-size="14pt" fo:font-style="italic" fo:font-weight="bold" officeooo:paragraph-rsid="000a8dbf" style:font-size-asian="14pt" style:font-style-asian="italic" style:font-weight-asian="bold" style:font-name-complex="Courier New" style:font-size-complex="14pt" style:font-style-complex="italic"/>
    </style:style>
    <style:style style:name="P21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1edb00" officeooo:paragraph-rsid="001edb00" style:font-name-asian="Times New Roman" style:font-size-asian="14pt" style:font-name-complex="Times New Roman" style:font-size-complex="14pt" style:language-complex="ar" style:country-complex="SA"/>
    </style:style>
    <style:style style:name="P22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1f02ec" officeooo:paragraph-rsid="001f02ec" style:font-name-asian="Times New Roman" style:font-size-asian="14pt" style:font-name-complex="Times New Roman" style:font-size-complex="14pt" style:language-complex="ar" style:country-complex="SA"/>
    </style:style>
    <style:style style:name="P23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47a010" officeooo:paragraph-rsid="0047a010" style:font-name-asian="Times New Roman" style:font-size-asian="14pt" style:font-name-complex="Times New Roman" style:font-size-complex="14pt" style:language-complex="ar" style:country-complex="SA"/>
    </style:style>
    <style:style style:name="P24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48b58f" officeooo:paragraph-rsid="0048b58f" style:font-name-asian="Times New Roman" style:font-size-asian="14pt" style:font-name-complex="Times New Roman" style:font-size-complex="14pt" style:language-complex="ar" style:country-complex="SA"/>
    </style:style>
    <style:style style:name="P25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4a66ed" officeooo:paragraph-rsid="004a66ed" style:font-name-asian="Times New Roman" style:font-size-asian="14pt" style:font-name-complex="Times New Roman" style:font-size-complex="14pt" style:language-complex="ar" style:country-complex="SA"/>
    </style:style>
    <style:style style:name="P26" style:family="paragraph" style:parent-style-name="Standard">
      <style:paragraph-properties fo:orphans="0" fo:widows="0" style:text-autospace="none"/>
      <style:text-properties officeooo:paragraph-rsid="00303551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02ec" style:font-size-asian="14pt" style:font-weight-asian="bold" style:font-size-complex="14pt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34d32" officeooo:paragraph-rsid="00434d32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07e2ad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33a68a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34d32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27158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3d882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2993d5" officeooo:paragraph-rsid="001b9acd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434d32" officeooo:paragraph-rsid="00434d32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43d882" officeooo:paragraph-rsid="0043d882"/>
    </style:style>
    <style:style style:name="P38" style:family="paragraph" style:parent-style-name="Standard">
      <style:paragraph-properties fo:margin-left="1.9693in" fo:margin-right="0in" fo:line-height="150%" fo:text-indent="0.4925in" style:auto-text-indent="false" fo:break-before="page"/>
    </style:style>
    <style:style style:name="P39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0a8dbf"/>
    </style:style>
    <style:style style:name="P41" style:family="paragraph" style:parent-style-name="Times14_5f_РИО2">
      <style:text-properties fo:font-size="14pt" style:font-size-asian="14pt" style:font-size-complex="14pt"/>
    </style:style>
    <style:style style:name="P42" style:family="paragraph" style:parent-style-name="Times14_5f_РИО2">
      <style:text-properties officeooo:paragraph-rsid="005083a2"/>
    </style:style>
    <style:style style:name="P43" style:family="paragraph" style:parent-style-name="Times14_5f_РИО2">
      <style:text-properties officeooo:rsid="00521013" officeooo:paragraph-rsid="00521013"/>
    </style:style>
    <style:style style:name="P44" style:family="paragraph" style:parent-style-name="Times14_5f_РИО2">
      <style:text-properties fo:font-size="12pt" style:font-size-asian="12pt" style:font-size-complex="12pt"/>
    </style:style>
    <style:style style:name="P45" style:family="paragraph" style:parent-style-name="Times14_5f_РИО2">
      <style:text-properties fo:font-size="12pt" officeooo:paragraph-rsid="005083a2" style:font-size-asian="12pt" style:font-size-complex="12pt"/>
    </style:style>
    <style:style style:name="P46" style:family="paragraph" style:parent-style-name="Times14_5f_РИО2">
      <style:text-properties fo:font-size="12pt" officeooo:rsid="00521013" officeooo:paragraph-rsid="00521013" style:font-size-asian="12pt" style:font-size-complex="12pt"/>
    </style:style>
    <style:style style:name="P4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normal" fo:font-weight="normal" officeooo:rsid="00434d32" officeooo:paragraph-rsid="00434d32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style:font-name="Times New Roman" fo:font-size="14pt" fo:language="ru" fo:country="RU" fo:font-style="normal" fo:font-weight="normal" officeooo:rsid="00303551" officeooo:paragraph-rsid="00458ae6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1" style:family="paragraph" style:parent-style-name="Standard">
      <style:paragraph-properties fo:orphans="0" fo:widows="0" style:text-autospace="none"/>
      <style:text-properties fo:font-size="14pt" officeooo:rsid="004aec2f" officeooo:paragraph-rsid="004aec2f" style:font-size-asian="14pt" style:font-size-complex="14pt"/>
    </style:style>
    <style:style style:name="P52" style:family="paragraph" style:parent-style-name="Times14_5f_РИО2">
      <style:text-properties fo:font-size="14pt" officeooo:rsid="0050fa64" officeooo:paragraph-rsid="005083a2" style:font-size-asian="14pt" style:font-size-complex="14pt"/>
    </style:style>
    <style:style style:name="P53" style:family="paragraph" style:parent-style-name="Times14_5f_РИО2">
      <style:text-properties fo:font-size="12pt" officeooo:rsid="0050fa64" officeooo:paragraph-rsid="005083a2" style:font-size-asian="12pt" style:font-size-complex="12pt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3ef13" style:font-size-asian="14pt" style:font-size-complex="14pt"/>
    </style:style>
    <style:style style:name="T6" style:family="text">
      <style:text-properties fo:font-size="14pt" officeooo:rsid="00303551" style:font-size-asian="14pt" style:font-size-complex="14pt"/>
    </style:style>
    <style:style style:name="T7" style:family="text">
      <style:text-properties fo:font-size="14pt" officeooo:rsid="005029ac" style:font-size-asian="14pt" style:font-size-complex="14pt"/>
    </style:style>
    <style:style style:name="T8" style:family="text">
      <style:text-properties fo:font-size="14pt" officeooo:rsid="0050fa64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08c729" style:font-size-asian="14pt" style:font-weight-asian="bold" style:font-size-complex="14pt"/>
    </style:style>
    <style:style style:name="T1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italic" fo:font-weight="normal" officeooo:rsid="00434d32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italic" fo:font-weight="normal" officeooo:rsid="0054ca7c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fo:font-weight="normal" officeooo:rsid="00434d32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font-weight="normal" officeooo:rsid="00427158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53654f" style:font-size-asian="14pt" style:font-weight-asian="normal" style:font-size-complex="14pt" style:font-weight-complex="normal"/>
    </style:style>
    <style:style style:name="T19" style:family="text">
      <style:text-properties fo:font-size="14pt" style:font-size-asian="12.25pt" style:font-size-complex="14pt"/>
    </style:style>
    <style:style style:name="T20" style:family="text">
      <style:text-properties fo:color="#000000" fo:font-size="14pt" fo:font-weight="bold" style:font-size-asian="14pt" style:font-weight-asian="bold" style:font-size-complex="14pt"/>
    </style:style>
    <style:style style:name="T21" style:family="text">
      <style:text-properties fo:font-variant="normal" fo:text-transform="none" fo:font-size="14pt" style:font-size-asian="14pt" style:font-size-complex="14pt"/>
    </style:style>
    <style:style style:name="T22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42715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3" style:family="text">
      <style:text-properties style:use-window-font-color="true" style:font-name="Times New Roman" fo:font-size="14pt" fo:language="ru" fo:country="RU" officeooo:rsid="0001ffaa" style:font-name-asian="Times New Roman" style:font-size-asian="14pt" style:font-name-complex="Times New Roman" style:font-size-complex="14pt" style:language-complex="ar" style:country-complex="SA"/>
    </style:style>
    <style:style style:name="T24" style:family="text">
      <style:text-properties style:use-window-font-color="true" style:font-name="Times New Roman" fo:font-size="14pt" fo:language="ru" fo:country="RU" officeooo:rsid="00303551" style:font-name-asian="Times New Roman" style:font-size-asian="14pt" style:font-name-complex="Times New Roman" style:font-size-complex="14pt" style:language-complex="ar" style:country-complex="SA"/>
    </style:style>
    <style:style style:name="T25" style:family="text">
      <style:text-properties style:use-window-font-color="true" style:font-name="Times New Roman" fo:font-size="14pt" fo:language="ru" fo:country="RU" officeooo:rsid="005029ac" style:font-name-asian="Times New Roman" style:font-size-asian="14pt" style:font-name-complex="Times New Roman" style:font-size-complex="14pt" style:language-complex="ar" style:country-complex="SA"/>
    </style:style>
    <style:style style:name="T26" style:family="text">
      <style:text-properties style:use-window-font-color="true" style:font-name="Times New Roman" fo:font-size="14pt" fo:language="ru" fo:country="RU" officeooo:rsid="0050fa64" style:font-name-asian="Times New Roman" style:font-size-asian="14pt" style:font-name-complex="Times New Roman" style:font-size-complex="14pt" style:language-complex="ar" style:country-complex="SA"/>
    </style:style>
    <style:style style:name="T27" style:family="text">
      <style:text-properties style:use-window-font-color="true" style:font-name="Times New Roman" fo:font-size="14pt" fo:language="ru" fo:country="RU" fo:font-style="italic" fo:font-weight="normal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8" style:family="text">
      <style:text-properties style:use-window-font-color="true" style:font-name="Times New Roman" fo:font-size="14pt" fo:language="ru" fo:country="RU" fo:font-style="italic" fo:font-weight="normal" officeooo:rsid="0054ca7c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9" style:family="text">
      <style:text-properties style:use-window-font-color="true" style:font-name="Times New Roman" fo:font-size="14pt" fo:language="ru" fo:country="RU" fo:font-style="italic" fo:font-weight="normal" officeooo:rsid="00434d32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30" style:family="text">
      <style:text-properties style:use-window-font-color="true" style:font-name="Times New Roman" fo:font-size="14pt" fo:language="ru" fo:country="RU" fo:font-style="italic" fo:font-weight="normal" officeooo:rsid="0043d882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31" style:family="text">
      <style:text-properties style:use-window-font-color="true" style:font-name="Times New Roman" fo:font-size="14pt" fo:language="ru" fo:country="RU" fo:font-style="normal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2" style:family="text">
      <style:text-properties style:use-window-font-color="true" style:font-name="Times New Roman" fo:font-size="14pt" fo:language="ru" fo:country="RU" fo:font-style="normal" fo:font-weight="normal" officeooo:rsid="00303551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3" style:family="text">
      <style:text-properties style:use-window-font-color="true" style:font-name="Times New Roman" fo:font-size="14pt" fo:language="ru" fo:country="RU" fo:font-style="normal" fo:font-weight="normal" officeooo:rsid="00434d3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4" style:family="text">
      <style:text-properties style:use-window-font-color="true" style:font-name="Times New Roman" fo:font-size="14pt" fo:language="ru" fo:country="RU" fo:font-style="normal" fo:font-weight="normal" officeooo:rsid="0043d88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5" style:family="text">
      <style:text-properties style:use-window-font-color="true" style:font-name="Times New Roman" fo:font-size="14pt" fo:language="ru" fo:country="RU" fo:font-style="normal" fo:font-weight="normal" officeooo:rsid="004627aa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6" style:family="text">
      <style:text-properties style:use-window-font-color="true" style:font-name="Times New Roman" fo:font-size="14pt" fo:language="ru" fo:country="RU" fo:font-style="normal" fo:font-weight="normal" officeooo:rsid="004e84ff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7" style:family="text">
      <style:text-properties style:use-window-font-color="true" style:font-name="Times New Roman" fo:font-size="14pt" fo:language="ru" fo:country="RU" fo:font-weight="normal" officeooo:rsid="001f02e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8" style:family="text">
      <style:text-properties style:use-window-font-color="true" style:font-name="Times New Roman" fo:font-size="14pt" fo:language="ru" fo:country="RU" fo:font-weight="normal" officeooo:rsid="004ce77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9" style:family="text">
      <style:text-properties style:use-window-font-color="true" style:font-name="Times New Roman" fo:font-size="14pt" fo:language="ru" fo:country="RU" fo:font-weight="normal" officeooo:rsid="0056450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0" style:family="text">
      <style:text-properties style:use-window-font-color="true" style:font-name="Times New Roman" fo:font-size="14pt" fo:language="ru" fo:country="RU" fo:font-weight="bold" officeooo:rsid="002993d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1" style:family="text">
      <style:text-properties style:use-window-font-color="true" style:font-name="Times New Roman" fo:font-size="14pt" fo:language="ru" fo:country="RU" fo:font-weight="bold" officeooo:rsid="0042715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2" style:family="text">
      <style:text-properties style:use-window-font-color="true" style:font-name="Times New Roman" fo:font-size="14pt" fo:language="ru" fo:country="RU" fo:font-weight="bold" officeooo:rsid="0056815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3" style:family="text">
      <style:text-properties officeooo:rsid="00303551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officeooo:rsid="00578c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6">Кафедра МО ЭВМ</text:p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39"><text:span text:style-name="Название_20_книги"><text:span text:style-name="T2">отчет</text:span></text:span></text:p>
      <text:p text:style-name="P3"><text:span text:style-name="T9">по лабораторной работе №</text:span><text:span text:style-name="T40">3</text:span></text:p>
      <text:p text:style-name="P4"><text:span text:style-name="T9">по дисциплине «Алгоритмы и структуры данных</text:span><text:span text:style-name="T20">»</text:span></text:p>
      <text:p text:style-name="P4"><text:span text:style-name="Название_20_книги"><text:span text:style-name="T21">Тема: </text:span></text:span><text:span text:style-name="Название_20_книги"><text:span text:style-name="T22">Деревья</text:span></text:span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Студент гр. 9384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9"><text:span text:style-name="T23">Соседков</text:span><text:span text:style-name="T4"> </text:span><text:span text:style-name="T5">К</text:span><text:span text:style-name="T4">.</text:span><text:span text:style-name="T5">С</text:span><text:span text:style-name="T4">.</text:span>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13">Ефремов М.А.</text:p>
          </table:table-cell>
        </table:table-row>
      </table:table>
      <text:p text:style-name="P12"/>
      <text:p text:style-name="P12"/>
      <text:p text:style-name="P12">Санкт-Петербург</text:p>
      <text:p text:style-name="P12">2020</text:p>
      <text:p text:style-name="P6"><text:soft-page-break/></text:p>
      <text:p text:style-name="P27">Цель работы.</text:p>
      <text:p text:style-name="P33"><text:span text:style-name="T17">Получить практически</text:span><text:span text:style-name="T18">й</text:span><text:span text:style-name="T17"> навык написания </text:span><text:span text:style-name="T38">структуры данных бинарное дерево</text:span><text:span text:style-name="T17">.</text:span></text:p>
      <text:p text:style-name="P7"/>
      <text:p text:style-name="P30"><text:span text:style-name="T9">Задание. </text:span><text:span text:style-name="T11">(Вариант № </text:span><text:span text:style-name="T41">9</text:span><text:span text:style-name="T42">Д</text:span><text:span text:style-name="T11">)</text:span></text:p>
      <text:p text:style-name="P35"><text:s/>Рассматриваются бинарные деревья с элементами типа char. Заданы</text:p>
      <text:p text:style-name="P35">перечисления узлов некоторого дерева b в порядке КЛП и ЛКП. <text:tab/>Требуется:</text:p>
      <text:p text:style-name="P35">а) восстановить дерево b и вывести его изображение;</text:p>
      <text:p text:style-name="P35">б) перечислить узлы дерева b в порядке ЛПК.</text:p>
      <text:p text:style-name="P35"/>
      <text:p text:style-name="P27">Выполнение работы.</text:p>
      <text:p text:style-name="P29">Для выполнения работы был разработан шаблонный класс <text:span text:style-name="T44">BinaryTree</text:span> со следующими методами:</text:p>
      <text:p text:style-name="P36"><text:span text:style-name="T12">setData</text:span><text:span text:style-name="T15"> — устанавливает значение текущего узла дерева</text:span></text:p>
      <text:p text:style-name="P32"><text:span text:style-name="T28">g</text:span><text:span text:style-name="T13">etData</text:span><text:span text:style-name="T16"> — возвращает значение узла дерева</text:span></text:p>
      <text:p text:style-name="P36"><text:span text:style-name="T12">height</text:span><text:span text:style-name="T15"> — вычисляет высоту дерева</text:span></text:p>
      <text:p text:style-name="P36"><text:span text:style-name="T14">p</text:span><text:span text:style-name="T12">rint</text:span><text:span text:style-name="T15"> — выводит дерево на консоль</text:span></text:p>
      <text:p text:style-name="P49"/>
      <text:p text:style-name="P32"><text:span text:style-name="T33">При написании программы использовалась библиотека </text:span><text:span text:style-name="T29">Qt</text:span><text:span text:style-name="T33">. </text:span><text:span text:style-name="T36">С</text:span><text:span text:style-name="T33"> ее помощью были разработаны </text:span><text:span text:style-name="T35">3 </text:span><text:span text:style-name="T33">класса:</text:span></text:p>
      <text:p text:style-name="P32"><text:span text:style-name="T29">InputWidget</text:span><text:span text:style-name="T33"> — </text:span><text:span text:style-name="T34">класс для ввода дерева и проверки ввода на корректность. Для ввода используется форма </text:span><text:span text:style-name="T30">QlineEdit</text:span><text:span text:style-name="T34">, для подтверждения ввода </text:span><text:span text:style-name="T30">QPushButton</text:span><text:span text:style-name="T34">. Проверка ввода происходит в функции </text:span><text:span text:style-name="T30">isValid</text:span><text:span text:style-name="T34">. Если дерево введено правильно оно передается в одну из двух функций </text:span><text:span text:style-name="T30">readTreeRLR</text:span><text:span text:style-name="T34">(считывание дерева в порядке КЛП) и</text:span><text:span text:style-name="T36">ли</text:span><text:span text:style-name="T34"> </text:span><text:span text:style-name="T30">readTreeLRR</text:span><text:span text:style-name="T34">(порядок ЛКП). Выбор этих функций зависит от нажатия на конкретную кнопку </text:span><text:span text:style-name="T30">QradioButton</text:span><text:span text:style-name="T34">. После считывания </text:span><text:span text:style-name="T36">дерево</text:span><text:span text:style-name="T34"> передается в классы </text:span><text:span text:style-name="T30">TreeViewWidget</text:span><text:span text:style-name="T34"> и </text:span><text:span text:style-name="T30">ListWidget</text:span><text:span text:style-name="T34">.</text:span></text:p>
      <text:p text:style-name="P34"><text:soft-page-break/><text:span text:style-name="T30">ListWidget</text:span><text:span text:style-name="T34"> — отображает в виде вертикального списка узлы дерева в порядке ЛПК. Для отображения использу</text:span><text:span text:style-name="T36">ется</text:span><text:span text:style-name="T34"> </text:span><text:span text:style-name="T30">Qlabel</text:span><text:span text:style-name="T34">.</text:span></text:p>
      <text:p text:style-name="P37"><text:span text:style-name="T27">TreeViewWidget</text:span><text:span text:style-name="T31"> — рисует дерево на экране используя </text:span><text:span text:style-name="T27">QgraphicsView</text:span><text:span text:style-name="T31"> и </text:span><text:span text:style-name="T27">QgraphicsScene</text:span><text:span text:style-name="T31">.</text:span></text:p>
      <text:p text:style-name="P50"/>
      <text:p text:style-name="P40"><text:span text:style-name="T32"><text:tab/></text:span><text:span text:style-name="T10">Тестирование</text:span>.</text:p>
      <text:p text:style-name="P15">Результаты тестирования представлены в табл. 1.</text:p>
      <text:p text:style-name="P15">Таблица 1 – Результаты тестирования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№ п/п</text:p>
          </table:table-cell>
          <table:table-cell table:style-name="Table2.A1" office:value-type="string">
            <text:p text:style-name="P14">Входные данные</text:p>
          </table:table-cell>
          <table:table-cell table:style-name="Table2.A1" office:value-type="string">
            <text:p text:style-name="P14">Выходные данные</text:p>
          </table:table-cell>
          <table:table-cell table:style-name="Table2.D1" office:value-type="string">
            <text:p text:style-name="P14">Комментарии</text:p>
          </table:table-cell>
        </table:table-row>
        <table:table-row table:style-name="Table2.2">
          <table:table-cell table:style-name="Table2.A1" office:value-type="string">
            <text:p text:style-name="P14">1.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23">Invalid tree</text:p>
          </table:table-cell>
          <table:table-cell table:style-name="Table2.D1" office:value-type="string">
            <text:p text:style-name="P22">Ошибка</text:p>
            <text:p text:style-name="P21">Ввод пустой строки</text:p>
          </table:table-cell>
        </table:table-row>
        <table:table-row table:style-name="Table2.3">
          <table:table-cell table:style-name="Table2.A1" office:value-type="string">
            <text:p text:style-name="P14">2.</text:p>
          </table:table-cell>
          <table:table-cell table:style-name="Table2.A1" office:value-type="string">
            <text:p text:style-name="P14">(a (b) (c (d) (e)))</text:p>
          </table:table-cell>
          <table:table-cell table:style-name="Table2.A1" office:value-type="string">
            <text:p text:style-name="P24">Valid Tree</text:p>
            <text:p text:style-name="P24"/>
            <text:p text:style-name="P24"/>
          </table:table-cell>
          <table:table-cell table:style-name="Table2.D1" office:value-type="string">
            <text:p text:style-name="P24">Порядок КЛП</text:p>
          </table:table-cell>
        </table:table-row>
        <table:table-row table:style-name="Table2.4">
          <table:table-cell table:style-name="Table2.A1" office:value-type="string">
            <text:p text:style-name="P14">3.</text:p>
          </table:table-cell>
          <table:table-cell table:style-name="Table2.A1" office:value-type="string">
            <text:p text:style-name="P14">(((q) a (y)) b ((z)c(o)))</text:p>
          </table:table-cell>
          <table:table-cell table:style-name="Table2.A1" office:value-type="string">
            <text:p text:style-name="P25">Vaild Tree</text:p>
          </table:table-cell>
          <table:table-cell table:style-name="Table2.D1" office:value-type="string">
            <text:p text:style-name="P25">Порядок ЛКП</text:p>
          </table:table-cell>
        </table:table-row>
        <table:table-row table:style-name="Table2.4">
          <table:table-cell table:style-name="Table2.A5" office:value-type="string">
            <text:p text:style-name="P26"><text:span text:style-name="T24">4</text:span><text:span text:style-name="T6">.</text:span></text:p>
          </table:table-cell>
          <table:table-cell table:style-name="Table2.A5" office:value-type="string">
            <text:p text:style-name="P17">((w)</text:p>
          </table:table-cell>
          <table:table-cell table:style-name="Table2.A5" office:value-type="string">
            <text:p text:style-name="P25"><text:span text:style-name="T43">I</text:span>nvalid tree</text:p>
          </table:table-cell>
          <table:table-cell table:style-name="Table2.D5" office:value-type="string">
            <text:p text:style-name="P25">Лишняя скобка на первой позиции</text:p>
          </table:table-cell>
        </table:table-row>
        <table:table-row table:style-name="Table2.4">
          <table:table-cell table:style-name="Table2.A5" office:value-type="string">
            <text:p text:style-name="P26"><text:span text:style-name="T24">5</text:span><text:span text:style-name="T4">.</text:span></text:p>
          </table:table-cell>
          <table:table-cell table:style-name="Table2.A5" office:value-type="string">
            <text:p text:style-name="P18">(a (b) (cd))</text:p>
          </table:table-cell>
          <table:table-cell table:style-name="Table2.A5" office:value-type="string">
            <text:p text:style-name="P18">Invalid tree</text:p>
          </table:table-cell>
          <table:table-cell table:style-name="Table2.D5" office:value-type="string">
            <text:p text:style-name="P18">Лишняя буква</text:p>
          </table:table-cell>
        </table:table-row>
      </table:table>
      <text:p text:style-name="P20"/>
      <text:p text:style-name="P28"/>
      <text:p text:style-name="P28"/>
      <text:p text:style-name="P28"/>
      <text:p text:style-name="P28"><text:soft-page-break/>Выводы.</text:p>
      <text:p text:style-name="P31"><text:span text:style-name="T37">В ходе выполнения лабораторной работы </text:span><text:span text:style-name="T38">была изучена и реализована динамическая структура данных — бинарное дерево, а так же </text:span><text:span text:style-name="T39">были разработаны</text:span><text:span text:style-name="T38"> методы для работы с ней.</text:span></text:p>
      <text:p text:style-name="P38"><text:span text:style-name="Название_20_книги"><text:span text:style-name="T1">Приложение А</text:span></text:span></text:p>
      <text:p text:style-name="P39"><text:span text:style-name="Название_20_книги"><text:span text:style-name="T3">исходный код программы</text:span></text:span></text:p>
      <text:p text:style-name="Times14_5f_РИО2"><text:span text:style-name="T4">Название файла: </text:span><text:span text:style-name="T25">binarytree</text:span><text:span text:style-name="T4">.</text:span><text:span text:style-name="T7">h</text:span></text:p>
      <text:p text:style-name="P44">#ifndef BINARYTREE_H</text:p>
      <text:p text:style-name="P44">#define BINARYTREE_H</text:p>
      <text:p text:style-name="P44"/>
      <text:p text:style-name="P44">#include &lt;QString&gt;</text:p>
      <text:p text:style-name="P44">#include &lt;QDebug&gt;</text:p>
      <text:p text:style-name="P44"/>
      <text:p text:style-name="P44">template &lt;class T&gt;</text:p>
      <text:p text:style-name="P44">class BinaryTree</text:p>
      <text:p text:style-name="P44">{</text:p>
      <text:p text:style-name="P44">public:</text:p>
      <text:p text:style-name="P44"><text:s text:c="4"/>BinaryTree() {}</text:p>
      <text:p text:style-name="P44"/>
      <text:p text:style-name="P44"><text:s text:c="4"/>BinaryTree(T data) {</text:p>
      <text:p text:style-name="P44"><text:s text:c="8"/>this-&gt;data = data;</text:p>
      <text:p text:style-name="P44"><text:s text:c="4"/>}</text:p>
      <text:p text:style-name="P44"/>
      <text:p text:style-name="P44"><text:s text:c="4"/>~BinaryTree() {</text:p>
      <text:p text:style-name="P44"><text:s text:c="8"/>if(left) delete left;</text:p>
      <text:p text:style-name="P44"><text:s text:c="8"/>if(right) delete right;</text:p>
      <text:p text:style-name="P44"><text:s text:c="4"/>}</text:p>
      <text:p text:style-name="P44"/>
      <text:p text:style-name="P44"><text:s text:c="4"/>void setData(T data) {</text:p>
      <text:p text:style-name="P44"><text:s text:c="8"/>this-&gt;data = data;</text:p>
      <text:p text:style-name="P44"><text:s text:c="4"/>}</text:p>
      <text:p text:style-name="P44"/>
      <text:p text:style-name="P44"><text:s text:c="4"/>T getData() {</text:p>
      <text:p text:style-name="P44"><text:s text:c="8"/>return this-&gt;data;</text:p>
      <text:p text:style-name="P44"><text:s text:c="4"/>}</text:p>
      <text:p text:style-name="P44"/>
      <text:p text:style-name="P44"><text:s text:c="4"/>int height() {</text:p>
      <text:p text:style-name="P44"><text:s text:c="8"/>int left_h = 0;</text:p>
      <text:p text:style-name="P44"><text:s text:c="8"/>int right_h = 0;</text:p>
      <text:p text:style-name="P44"><text:s text:c="8"/>if(this-&gt;left) left_h = left-&gt;height();</text:p>
      <text:p text:style-name="P44"><text:s text:c="8"/>if(this-&gt;right) right_h = right-&gt;height();</text:p>
      <text:p text:style-name="P44"><text:s text:c="8"/>return left_h&gt;right_h? left_h+1 : right_h+1;</text:p>
      <text:p text:style-name="P44"><text:s text:c="4"/>}</text:p>
      <text:p text:style-name="P44"><text:soft-page-break/></text:p>
      <text:p text:style-name="P44"><text:s text:c="4"/>void print(int offset=0) {</text:p>
      <text:p text:style-name="P44"><text:s text:c="8"/>qDebug() &lt;&lt; QString(' ').repeated(offset) &lt;&lt; (this-&gt;data);</text:p>
      <text:p text:style-name="P44"><text:s text:c="8"/>if(this-&gt;left)</text:p>
      <text:p text:style-name="P44"><text:s text:c="12"/>this-&gt;left-&gt;print(offset+2);</text:p>
      <text:p text:style-name="P44"><text:s text:c="8"/>if(this-&gt;right)</text:p>
      <text:p text:style-name="P44"><text:s text:c="12"/>this-&gt;right-&gt;print(offset+2);</text:p>
      <text:p text:style-name="P44"><text:s text:c="4"/>}</text:p>
      <text:p text:style-name="P44"/>
      <text:p text:style-name="P44"><text:s text:c="4"/>BinaryTree* left = nullptr;</text:p>
      <text:p text:style-name="P44"><text:s text:c="4"/>BinaryTree* right = nullptr;</text:p>
      <text:p text:style-name="P44"/>
      <text:p text:style-name="P44">private:</text:p>
      <text:p text:style-name="P44"><text:s text:c="4"/>T data;</text:p>
      <text:p text:style-name="P44"/>
      <text:p text:style-name="P44">};</text:p>
      <text:p text:style-name="P44"/>
      <text:p text:style-name="P44">#endif // BINARYTREE_H</text:p>
      <text:p text:style-name="P41"/>
      <text:p text:style-name="P42"><text:span text:style-name="T4">Название файла: </text:span><text:span text:style-name="T26">InputWidget</text:span><text:span text:style-name="T4">.</text:span><text:span text:style-name="T8">cpp</text:span></text:p>
      <text:p text:style-name="P52"/>
      <text:p text:style-name="P53">#include "inputwidget.h"</text:p>
      <text:p text:style-name="P45"/>
      <text:p text:style-name="P53">InputWidget::InputWidget(QWidget *parent) : QWidget(parent) {</text:p>
      <text:p text:style-name="P53"><text:s text:c="4"/>QLabel* rootLeftRightLabel = new QLabel("Root-Left-Right (a(Tree)(Tree))");</text:p>
      <text:p text:style-name="P53"><text:s text:c="4"/>QLabel* leftRootRightLabel = new QLabel("Left-Root-Right ((Tree)a(Tree))");</text:p>
      <text:p text:style-name="P53"><text:s text:c="4"/>QRadioButton* rootLeftRightBtn = new QRadioButton();</text:p>
      <text:p text:style-name="P53"><text:s text:c="4"/>QRadioButton* leftRootRightBtn = new QRadioButton();</text:p>
      <text:p text:style-name="P53"><text:s text:c="4"/>input = new QLineEdit();</text:p>
      <text:p text:style-name="P53"><text:s text:c="4"/>QPushButton* accept = new QPushButton("Accept");</text:p>
      <text:p text:style-name="P45"/>
      <text:p text:style-name="P53"><text:s text:c="4"/>rootLeftRightBtn-&gt;setChecked(true);</text:p>
      <text:p text:style-name="P53"><text:s text:c="4"/>input-&gt;setPlaceholderText("Root-Left-Right: ( a (b) (c) ) <text:s text:c="6"/>Left-Root-Right: ( (b) a (c) )");</text:p>
      <text:p text:style-name="P45"/>
      <text:p text:style-name="P53"><text:s text:c="4"/>main_layout = new QVBoxLayout;</text:p>
      <text:p text:style-name="P53"><text:s text:c="4"/>labels = new QHBoxLayout;</text:p>
      <text:p text:style-name="P53"><text:s text:c="4"/>radio_buttons = new QHBoxLayout;</text:p>
      <text:p text:style-name="P53"><text:s text:c="4"/>input_form = new QHBoxLayout;</text:p>
      <text:p text:style-name="P45"/>
      <text:p text:style-name="P53"><text:soft-page-break/><text:s text:c="4"/>labels-&gt;addWidget(rootLeftRightLabel);</text:p>
      <text:p text:style-name="P53"><text:s text:c="4"/>labels-&gt;addWidget(leftRootRightLabel);</text:p>
      <text:p text:style-name="P45"/>
      <text:p text:style-name="P53"><text:s text:c="4"/>labels-&gt;itemAt(0)-&gt;setAlignment(Qt::AlignCenter);</text:p>
      <text:p text:style-name="P53"><text:s text:c="4"/>labels-&gt;itemAt(1)-&gt;setAlignment(Qt::AlignCenter);</text:p>
      <text:p text:style-name="P45"/>
      <text:p text:style-name="P53"><text:s text:c="4"/>radio_buttons-&gt;addWidget(rootLeftRightBtn);</text:p>
      <text:p text:style-name="P53"><text:s text:c="4"/>radio_buttons-&gt;addWidget(leftRootRightBtn);</text:p>
      <text:p text:style-name="P45"/>
      <text:p text:style-name="P53"><text:s text:c="4"/>radio_buttons-&gt;itemAt(0)-&gt;setAlignment(Qt::AlignCenter);</text:p>
      <text:p text:style-name="P53"><text:s text:c="4"/>radio_buttons-&gt;itemAt(1)-&gt;setAlignment(Qt::AlignCenter);</text:p>
      <text:p text:style-name="P45"/>
      <text:p text:style-name="P53"><text:s text:c="4"/>input_form-&gt;addWidget(input);</text:p>
      <text:p text:style-name="P53"><text:s text:c="4"/>input_form-&gt;addWidget(accept);</text:p>
      <text:p text:style-name="P45"/>
      <text:p text:style-name="P53"><text:s text:c="4"/>main_layout-&gt;addLayout(labels);</text:p>
      <text:p text:style-name="P53"><text:s text:c="4"/>main_layout-&gt;addLayout(radio_buttons);</text:p>
      <text:p text:style-name="P53"><text:s text:c="4"/>main_layout-&gt;addLayout(input_form);</text:p>
      <text:p text:style-name="P53"><text:s text:c="4"/>main_layout-&gt;setAlignment(Qt::AlignTop);</text:p>
      <text:p text:style-name="P45"/>
      <text:p text:style-name="P53"><text:s text:c="4"/>this-&gt;setLayout(main_layout);</text:p>
      <text:p text:style-name="P45"/>
      <text:p text:style-name="P53"><text:s text:c="4"/>connect(accept, &amp;QPushButton::pressed, this, &amp;InputWidget::isValid);</text:p>
      <text:p text:style-name="P53"><text:s text:c="4"/>connect(rootLeftRightBtn, &amp;QRadioButton::clicked, <text:s/>[=](){</text:p>
      <text:p text:style-name="P53"><text:s text:c="8"/>this-&gt;type = RootLeftRight;</text:p>
      <text:p text:style-name="P53"><text:s text:c="4"/>});</text:p>
      <text:p text:style-name="P53"><text:s text:c="4"/>connect(leftRootRightBtn, &amp;QRadioButton::clicked, <text:s/>[=](){</text:p>
      <text:p text:style-name="P53"><text:s text:c="8"/>this-&gt;type <text:s/>= LeftRootRight;</text:p>
      <text:p text:style-name="P53"><text:s text:c="4"/>});</text:p>
      <text:p text:style-name="P53">}</text:p>
      <text:p text:style-name="P45"/>
      <text:p text:style-name="P53">InputWidget::~InputWidget() {</text:p>
      <text:p text:style-name="P53"><text:s text:c="4"/>QLayoutItem * item;</text:p>
      <text:p text:style-name="P53"><text:s text:c="4"/>QWidget * widget;</text:p>
      <text:p text:style-name="P53"><text:s text:c="4"/>while ((item = main_layout-&gt;takeAt(0))) {</text:p>
      <text:p text:style-name="P53"><text:s text:c="8"/>if ((widget = item-&gt;widget()) != 0) {widget-&gt;hide(); delete widget;}</text:p>
      <text:p text:style-name="P53"><text:s text:c="8"/>else {delete item;}</text:p>
      <text:p text:style-name="P53"><text:s text:c="4"/>}</text:p>
      <text:p text:style-name="P53"><text:s text:c="4"/>delete main_layout;</text:p>
      <text:p text:style-name="P53">}</text:p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53">void InputWidget::isValid() {</text:p>
      <text:p text:style-name="P53"><text:s text:c="4"/>QString text = input-&gt;text();</text:p>
      <text:p text:style-name="P53"><text:s text:c="4"/>text.replace(" ", "");</text:p>
      <text:p text:style-name="P53"><text:s text:c="4"/>int index = 0;</text:p>
      <text:p text:style-name="P53"><text:s text:c="4"/>bool ok = (type == RootLeftRight)?</text:p>
      <text:p text:style-name="P53"><text:s text:c="16"/>readTreeRLR(text, tree, index) :</text:p>
      <text:p text:style-name="P53"><text:s text:c="16"/>readTreeLRR(text, tree, index);</text:p>
      <text:p text:style-name="P45"/>
      <text:p text:style-name="P53"><text:s text:c="4"/>if(ok &amp;&amp; index == text.size()) {</text:p>
      <text:p text:style-name="P53"><text:s text:c="8"/>qDebug() &lt;&lt; "Valid tree";</text:p>
      <text:p text:style-name="P53"><text:s text:c="8"/>tree-&gt;print();</text:p>
      <text:p text:style-name="P53"><text:s text:c="8"/>qDebug() &lt;&lt; tree-&gt;height();</text:p>
      <text:p text:style-name="P53"><text:s text:c="8"/>emit treeIsValid(tree, tree-&gt;height());</text:p>
      <text:p text:style-name="P53"><text:s text:c="4"/>}</text:p>
      <text:p text:style-name="P53"><text:s text:c="4"/>else qDebug() &lt;&lt; "Invalid tree";</text:p>
      <text:p text:style-name="P45"/>
      <text:p text:style-name="P53"><text:s text:c="4"/>if(tree) {</text:p>
      <text:p text:style-name="P53"><text:s text:c="8"/>delete tree;</text:p>
      <text:p text:style-name="P53"><text:s text:c="8"/>tree = nullptr;</text:p>
      <text:p text:style-name="P53"><text:s text:c="4"/>}</text:p>
      <text:p text:style-name="P53">}</text:p>
      <text:p text:style-name="P45"/>
      <text:p text:style-name="P45"/>
      <text:p text:style-name="P45"/>
      <text:p text:style-name="P53">//KLP</text:p>
      <text:p text:style-name="P53">bool InputWidget::readTreeRLR(QString text, BinaryTree&lt;char&gt;*&amp; node, int&amp; index) {</text:p>
      <text:p text:style-name="P53"><text:s text:c="4"/>if(isList(text, index)) {</text:p>
      <text:p text:style-name="P53"><text:s text:c="8"/>if(isRoot(text, index))</text:p>
      <text:p text:style-name="P53"><text:s text:c="12"/>node = new BinaryTree&lt;char&gt;(text.toStdString()[index-1]);</text:p>
      <text:p text:style-name="P53"><text:s text:c="8"/>else if(isEmptyList(text, index))</text:p>
      <text:p text:style-name="P53"><text:s text:c="12"/>return true;</text:p>
      <text:p text:style-name="P53"><text:s text:c="8"/>else</text:p>
      <text:p text:style-name="P53"><text:s text:c="12"/>return false;</text:p>
      <text:p text:style-name="P45"/>
      <text:p text:style-name="P53"><text:soft-page-break/><text:s text:c="8"/>if(isEmptyList(text,index))</text:p>
      <text:p text:style-name="P53"><text:s text:c="12"/>return true;</text:p>
      <text:p text:style-name="P45"/>
      <text:p text:style-name="P53"><text:s text:c="8"/>return readTreeRLR(text, node-&gt;left, index) &amp;&amp;</text:p>
      <text:p text:style-name="P53"><text:s text:c="15"/>readTreeRLR(text, node-&gt;right, index) &amp;&amp;</text:p>
      <text:p text:style-name="P53"><text:s text:c="15"/>isEmptyList(text,index);</text:p>
      <text:p text:style-name="P45"/>
      <text:p text:style-name="P53"><text:s text:c="4"/>}</text:p>
      <text:p text:style-name="P53"><text:s text:c="4"/>else return false;</text:p>
      <text:p text:style-name="P53">}</text:p>
      <text:p text:style-name="P45"/>
      <text:p text:style-name="P45"/>
      <text:p text:style-name="P45"/>
      <text:p text:style-name="P53">//LKP</text:p>
      <text:p text:style-name="P53">bool InputWidget::readTreeLRR(QString text, BinaryTree&lt;char&gt;*&amp; node, int&amp; index) {</text:p>
      <text:p text:style-name="P53"><text:s text:c="4"/>if(isList(text,index)) {</text:p>
      <text:p text:style-name="P53"><text:s text:c="8"/>if(isEmptyList(text, index)) //EMPTY LIST</text:p>
      <text:p text:style-name="P53"><text:s text:c="12"/>return true;</text:p>
      <text:p text:style-name="P45"/>
      <text:p text:style-name="P53"><text:s text:c="8"/>node = new BinaryTree&lt;char&gt;();</text:p>
      <text:p text:style-name="P53"><text:s text:c="8"/>if(!readTreeLRR(text, node-&gt;left, index)) //ISLIST</text:p>
      <text:p text:style-name="P53"><text:s text:c="12"/>return false;</text:p>
      <text:p text:style-name="P45"/>
      <text:p text:style-name="P53"><text:s text:c="8"/>if(isRoot(text, index)) // IS ROOT</text:p>
      <text:p text:style-name="P53"><text:s text:c="12"/>node-&gt;setData(text.toStdString()[index-1]);</text:p>
      <text:p text:style-name="P45"/>
      <text:p text:style-name="P53"><text:s text:c="8"/>if(isEmptyList(text, index))</text:p>
      <text:p text:style-name="P53"><text:s text:c="12"/>return true;</text:p>
      <text:p text:style-name="P45"/>
      <text:p text:style-name="P53"><text:s text:c="8"/>return readTreeLRR(text, node-&gt;right, index) &amp;&amp; isEmptyList(text,index);</text:p>
      <text:p text:style-name="P45"/>
      <text:p text:style-name="P53"><text:s text:c="4"/>}</text:p>
      <text:p text:style-name="P53"><text:s text:c="4"/>else if(text[index].isLetterOrNumber())</text:p>
      <text:p text:style-name="P53"><text:s text:c="8"/>return true;</text:p>
      <text:p text:style-name="P45"/>
      <text:p text:style-name="P53"><text:s text:c="4"/>else return false;</text:p>
      <text:p text:style-name="P53">}</text:p>
      <text:p text:style-name="P45"/>
      <text:p text:style-name="P45"/>
      <text:p text:style-name="P53">bool InputWidget::isList(QString text, int&amp; index) {</text:p>
      <text:p text:style-name="P53"><text:soft-page-break/><text:s text:c="4"/>if(text[index] == '(') {</text:p>
      <text:p text:style-name="P53"><text:s text:c="8"/>index++;</text:p>
      <text:p text:style-name="P53"><text:s text:c="8"/>return true;</text:p>
      <text:p text:style-name="P53"><text:s text:c="4"/>}</text:p>
      <text:p text:style-name="P53"><text:s text:c="4"/>return false;</text:p>
      <text:p text:style-name="P53">}</text:p>
      <text:p text:style-name="P45"/>
      <text:p text:style-name="P53">bool InputWidget::isRoot(QString text, int&amp; index) {</text:p>
      <text:p text:style-name="P53"><text:s text:c="4"/>if(index == 0) return false;</text:p>
      <text:p text:style-name="P53"><text:s text:c="4"/>if(text[index].isLetterOrNumber()) {</text:p>
      <text:p text:style-name="P53"><text:s text:c="8"/>index++;</text:p>
      <text:p text:style-name="P53"><text:s text:c="8"/>return true;</text:p>
      <text:p text:style-name="P53"><text:s text:c="4"/>}</text:p>
      <text:p text:style-name="P53"><text:s text:c="4"/>return false;</text:p>
      <text:p text:style-name="P53">}</text:p>
      <text:p text:style-name="P45"/>
      <text:p text:style-name="P53">bool InputWidget::isEmptyList(QString text, int&amp; index) {</text:p>
      <text:p text:style-name="P53"><text:s text:c="4"/>if(text[index] == ')') {</text:p>
      <text:p text:style-name="P53"><text:s text:c="8"/>if(index==1) return false;</text:p>
      <text:p text:style-name="P53"><text:s text:c="8"/>index++;</text:p>
      <text:p text:style-name="P53"><text:s text:c="8"/>return true;</text:p>
      <text:p text:style-name="P53"><text:s text:c="4"/>}</text:p>
      <text:p text:style-name="P53"><text:s text:c="4"/>return false;</text:p>
      <text:p text:style-name="P53">}</text:p>
      <text:p text:style-name="P52"/>
      <text:p text:style-name="P43">Название файла: TreeViewWidget.cpp</text:p>
      <text:p text:style-name="P43"/>
      <text:p text:style-name="P46">#include "treeviewwidget.h"</text:p>
      <text:p text:style-name="P46">#include &lt;QDebug&gt;</text:p>
      <text:p text:style-name="P46">TreeViewWidget::TreeViewWidget(QWidget *parent) : QWidget(parent) {</text:p>
      <text:p text:style-name="P46"><text:s text:c="4"/>view = new QGraphicsView(this);</text:p>
      <text:p text:style-name="P46"><text:s text:c="4"/>scene = new QGraphicsScene(this);</text:p>
      <text:p text:style-name="P46"><text:s text:c="4"/>view-&gt;setMinimumSize(this-&gt;width(), this-&gt;height());</text:p>
      <text:p text:style-name="P46"><text:s text:c="4"/>view-&gt;setScene(scene);</text:p>
      <text:p text:style-name="P46"><text:s text:c="4"/>view-&gt;setAlignment(Qt::AlignTop);</text:p>
      <text:p text:style-name="P46">}</text:p>
      <text:p text:style-name="P46"/>
      <text:p text:style-name="P46">TreeViewWidget::~TreeViewWidget() {</text:p>
      <text:p text:style-name="P46"><text:s text:c="4"/>delete view;</text:p>
      <text:p text:style-name="P46"><text:s text:c="4"/>delete scene;</text:p>
      <text:p text:style-name="P46"><text:soft-page-break/>}</text:p>
      <text:p text:style-name="P46"/>
      <text:p text:style-name="P46">void TreeViewWidget::drawTree(BinaryTree&lt;char&gt;* tree, int power, int offset_x, int offset_y) {</text:p>
      <text:p text:style-name="P46"><text:s text:c="4"/>if(offset_y == 0) scene-&gt;clear();</text:p>
      <text:p text:style-name="P46"><text:s text:c="4"/>QGraphicsTextItem * io = new QGraphicsTextItem();</text:p>
      <text:p text:style-name="P46"><text:s text:c="4"/>io-&gt;setPos(view-&gt;width()/2+offset_x,offset_y*20);</text:p>
      <text:p text:style-name="P46"/>
      <text:p text:style-name="P46"><text:s text:c="4"/>io-&gt;setPlainText(QString(tree-&gt;getData()));</text:p>
      <text:p text:style-name="P46"><text:s text:c="4"/>scene-&gt;addItem(io);</text:p>
      <text:p text:style-name="P46"/>
      <text:p text:style-name="P46"><text:s text:c="4"/>int pow = qPow(2, power)*1.5;</text:p>
      <text:p text:style-name="P46"/>
      <text:p text:style-name="P46"><text:s text:c="4"/>if(tree-&gt;left) {</text:p>
      <text:p text:style-name="P46"><text:s text:c="8"/>drawTree(tree-&gt;left, power-1, offset_x-pow, offset_y+1);</text:p>
      <text:p text:style-name="P46"><text:s text:c="4"/>}</text:p>
      <text:p text:style-name="P46"/>
      <text:p text:style-name="P46"><text:s text:c="4"/>if(tree-&gt;right) {</text:p>
      <text:p text:style-name="P46"><text:s text:c="8"/>drawTree(tree-&gt;right, power-1, offset_x+pow, offset_y+1);</text:p>
      <text:p text:style-name="P46"><text:s text:c="4"/>}</text:p>
      <text:p text:style-name="P46"/>
      <text:p text:style-name="P46">}</text:p>
      <text:p text:style-name="P46"/>
      <text:p text:style-name="P46">На<text:span text:style-name="T19">звание файла: <text:s/>MainWidget.cpp</text:span></text:p>
      <text:p text:style-name="P46">#include "mainwidget.h"</text:p>
      <text:p text:style-name="P46">#include &lt;QtMath&gt;</text:p>
      <text:p text:style-name="P46">#include "listwidget.h"</text:p>
      <text:p text:style-name="P46"/>
      <text:p text:style-name="P46"/>
      <text:p text:style-name="P46">MainWidget::MainWidget(QWidget *parent) : QWidget(parent) {</text:p>
      <text:p text:style-name="P46"><text:s text:c="4"/>this-&gt;resize(800,600);</text:p>
      <text:p text:style-name="P46"/>
      <text:p text:style-name="P46"><text:s text:c="4"/>view = new TreeViewWidget();</text:p>
      <text:p text:style-name="P46"><text:s text:c="4"/>input = new InputWidget();</text:p>
      <text:p text:style-name="P46"><text:s text:c="4"/>list = new ListWidget();</text:p>
      <text:p text:style-name="P46"><text:s text:c="4"/>main_layout = new QVBoxLayout();</text:p>
      <text:p text:style-name="P46"><text:s text:c="4"/>hbox = new QHBoxLayout();</text:p>
      <text:p text:style-name="P46"/>
      <text:p text:style-name="P46"><text:s text:c="4"/>hbox-&gt;addWidget(view,3);</text:p>
      <text:p text:style-name="P46"><text:s text:c="4"/>hbox-&gt;addWidget(list,1);</text:p>
      <text:p text:style-name="P46"><text:soft-page-break/></text:p>
      <text:p text:style-name="P46"><text:s text:c="4"/>main_layout-&gt;addWidget(input);</text:p>
      <text:p text:style-name="P46"><text:s text:c="4"/>main_layout-&gt;addLayout(hbox, Qt::AlignTop);</text:p>
      <text:p text:style-name="P46"/>
      <text:p text:style-name="P46"><text:s text:c="4"/>this-&gt;setLayout(main_layout);</text:p>
      <text:p text:style-name="P46"/>
      <text:p text:style-name="P46"><text:s text:c="4"/>connect(input, &amp;InputWidget::treeIsValid, view, [=](BinaryTree&lt;char&gt;* tree, int power){</text:p>
      <text:p text:style-name="P46"><text:s text:c="8"/>view-&gt;drawTree(tree, power);</text:p>
      <text:p text:style-name="P46"><text:s text:c="8"/>list-&gt;drawTreeElements(tree);</text:p>
      <text:p text:style-name="P46"><text:s text:c="4"/>});</text:p>
      <text:p text:style-name="P46">}</text:p>
      <text:p text:style-name="P46"/>
      <text:p text:style-name="P46">MainWidget::~MainWidget() {</text:p>
      <text:p text:style-name="P46"><text:s text:c="4"/>delete view;</text:p>
      <text:p text:style-name="P46"><text:s text:c="4"/>delete input;</text:p>
      <text:p text:style-name="P46"><text:s text:c="4"/>delete list;</text:p>
      <text:p text:style-name="P46"><text:s text:c="4"/>delete hbox;</text:p>
      <text:p text:style-name="P46"><text:s text:c="4"/>delete main_layout;</text:p>
      <text:p text:style-name="P46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1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и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5z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5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с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6z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6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0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0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0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0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0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0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0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2</text:page-number></text:p>
        <text:p text:style-name="Footer"/>
      </style:footer>
      <loext:footer-first>
        <text:p text:style-name="Footer"/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20-09-23T20:56:00</meta:creation-date>
    <dc:date>2020-10-22T15:20:54.261244833</dc:date>
    <meta:print-date>2015-07-17T12:06:00</meta:print-date>
    <meta:editing-cycles>84</meta:editing-cycles>
    <meta:editing-duration>PT6H5M17S</meta:editing-duration>
    <meta:generator>LibreOffice/6.4.6.2$Linux_X86_64 LibreOffice_project/40$Build-2</meta:generator>
    <meta:document-statistic meta:table-count="2" meta:image-count="0" meta:object-count="0" meta:page-count="12" meta:paragraph-count="288" meta:word-count="903" meta:character-count="9045" meta:non-whitespace-character-count="7396"/>
  </office:meta>
</office:document-meta>
</file>